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mm"/>
    </style:style>
    <style:style style:name="ce2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b2b2b2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2" style:family="table-cell" style:parent-style-name="Default">
      <style:table-cell-properties fo:border="0.74pt solid #000000"/>
    </style:style>
    <style:style style:name="ce33" style:family="table-cell" style:parent-style-name="Default" style:data-style-name="N11">
      <style:table-cell-properties fo:border="0.74pt solid #000000"/>
    </style:style>
    <style:style style:name="ce10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b4c7dc" fo:border="0.74pt solid #000000"/>
      <style:text-properties fo:color="#000000"/>
    </style:style>
    <style:style style:name="ce36" style:family="table-cell" style:parent-style-name="Default" style:data-style-name="N11">
      <style:table-cell-properties fo:background-color="#b4c7dc" fo:border="0.74pt solid #00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7"/>
        <table:table-column table:style-name="co1" table:default-cell-style-name="ce3"/>
        <table:table-column table:style-name="co1" table:number-columns-repeated="5" table:default-cell-style-name="ce32"/>
        <table:table-column table:style-name="co1" table:default-cell-style-name="ce35"/>
        <table:table-row table:style-name="ro1">
          <table:table-cell table:style-name="ce1" office:value-type="string" calcext:value-type="string" table:number-columns-spanned="8" table:number-rows-spanned="1">
            <text:p>Mesh</text:p>
          </table:table-cell>
          <table:covered-table-cell table:number-columns-repeated="3" table:style-name="ce5"/>
          <table:covered-table-cell table:style-name="ce10"/>
          <table:covered-table-cell table:number-columns-repeated="2" table:style-name="ce5"/>
          <table:covered-table-cell table:style-name="Default"/>
        </table:table-row>
        <table:table-row table:style-name="ro1">
          <table:table-cell table:number-columns-spanned="2" table:number-rows-spanned="1"/>
          <table:covered-table-cell/>
          <table:table-cell table:style-name="ce5" office:value-type="string" calcext:value-type="string">
            <text:p>#1</text:p>
          </table:table-cell>
          <table:table-cell table:style-name="ce5" office:value-type="string" calcext:value-type="string">
            <text:p>#2</text:p>
          </table:table-cell>
          <table:table-cell table:style-name="ce5" office:value-type="string" calcext:value-type="string">
            <text:p>#3</text:p>
          </table:table-cell>
          <table:table-cell table:style-name="ce5" office:value-type="string" calcext:value-type="string">
            <text:p>#4</text:p>
          </table:table-cell>
          <table:table-cell table:style-name="ce5" office:value-type="string" calcext:value-type="string">
            <text:p>#5</text:p>
          </table:table-cell>
          <table:table-cell table:style-name="ce10" office:value-type="string" calcext:value-type="string">
            <text:p>#6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SL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1st layer th.</text:p>
          </table:table-cell>
          <table:table-cell table:style-name="ce31" office:value-type="string" calcext:value-type="string">
            <text:p>-</text:p>
          </table:table-cell>
          <table:table-cell office:value-type="float" office:value="0.0025" calcext:value-type="float">
            <text:p>0,0025</text:p>
          </table:table-cell>
          <table:table-cell table:number-columns-repeated="2" office:value-type="float" office:value="0.002" calcext:value-type="float">
            <text:p>0,002</text:p>
          </table:table-cell>
          <table:table-cell table:number-columns-repeated="2" office:value-type="float" office:value="0.0018" calcext:value-type="float">
            <text:p>0,0018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% estrusione</text:p>
          </table:table-cell>
          <table:table-cell table:style-name="ce31" office:value-type="string" calcext:value-type="string">
            <text:p>-</text:p>
          </table:table-cell>
          <table:table-cell table:style-name="ce33" office:value-type="percentage" office:value="0.44" calcext:value-type="percentage">
            <text:p>44,00%</text:p>
          </table:table-cell>
          <table:table-cell table:style-name="ce33" office:value-type="percentage" office:value="0.897" calcext:value-type="percentage">
            <text:p>89,70%</text:p>
          </table:table-cell>
          <table:table-cell table:number-columns-repeated="2"/>
          <table:table-cell table:style-name="ce36" office:value-type="percentage" office:value="0.945" calcext:value-type="percentage">
            <text:p>94,50%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eatRef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eltaX</text:p>
          </table:table-cell>
          <table:covered-table-cell/>
          <table:table-cell table:number-columns-repeated="4" office:value-type="float" office:value="0.08" calcext:value-type="float">
            <text:p>0,08</text:p>
          </table:table-cell>
          <table:table-cell table:number-columns-repeated="2"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z_sopraSupAriaAcqua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 table:number-columns-spanned="2" table:number-rows-spanned="1">
            <text:p>L (con max refinement)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nCells</text:p>
          </table:table-cell>
          <table:table-cell office:value-type="string" calcext:value-type="string">
            <text:p>target</text:p>
          </table:table-cell>
          <table:table-cell office:value-type="float" office:value="1107761" calcext:value-type="float">
            <text:p>1107761</text:p>
          </table:table-cell>
          <table:table-cell table:formula="of:=[.C11]*1.3" office:value-type="float" office:value="1440090.6" calcext:value-type="float">
            <text:p>1440090,6</text:p>
          </table:table-cell>
          <table:table-cell table:formula="of:=[.D11]*1.3" office:value-type="float" office:value="1750608.6" calcext:value-type="float">
            <text:p>1750608,6</text:p>
          </table:table-cell>
          <table:table-cell table:formula="of:=[.E11]*1.3" office:value-type="float" office:value="2648994.4" calcext:value-type="float">
            <text:p>2648994,4</text:p>
          </table:table-cell>
          <table:table-cell table:formula="of:=[.F11]*1.3" office:value-type="float" office:value="3373162" calcext:value-type="float">
            <text:p>3373162</text:p>
          </table:table-cell>
          <table:table-cell table:formula="of:=[.G11]*1.3" office:value-type="float" office:value="5150109.9" calcext:value-type="float">
            <text:p>5150109,9</text:p>
          </table:table-cell>
        </table:table-row>
        <table:table-row table:style-name="ro1">
          <table:covered-table-cell table:style-name="ce1" office:value-type="string" calcext:value-type="string">
            <text:p>nCells</text:p>
          </table:covered-table-cell>
          <table:table-cell office:value-type="string" calcext:value-type="string">
            <text:p>real</text:p>
          </table:table-cell>
          <table:table-cell office:value-type="float" office:value="1107762" calcext:value-type="float">
            <text:p>1107762</text:p>
          </table:table-cell>
          <table:table-cell office:value-type="float" office:value="1346622" calcext:value-type="float">
            <text:p>1346622</text:p>
          </table:table-cell>
          <table:table-cell office:value-type="float" office:value="2037688" calcext:value-type="float">
            <text:p>2037688</text:p>
          </table:table-cell>
          <table:table-cell office:value-type="float" office:value="2594740" calcext:value-type="float">
            <text:p>2594740</text:p>
          </table:table-cell>
          <table:table-cell office:value-type="float" office:value="3961623" calcext:value-type="float">
            <text:p>3961623</text:p>
          </table:table-cell>
          <table:table-cell office:value-type="float" office:value="4726138" calcext:value-type="float">
            <text:p>4726138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lta%</text:p>
          </table:table-cell>
          <table:table-cell table:style-name="ce31" office:value-type="string" calcext:value-type="string">
            <text:p>-</text:p>
          </table:table-cell>
          <table:table-cell table:formula="of:=[.D11]/[.C10]" office:value-type="float" office:value="1.21562503103106" calcext:value-type="float">
            <text:p>1,21562503103106</text:p>
          </table:table-cell>
          <table:table-cell table:formula="of:=[.E11]/[.D10]" office:value-type="float" office:value="1.41497208578405" calcext:value-type="float">
            <text:p>1,41497208578405</text:p>
          </table:table-cell>
          <table:table-cell table:formula="of:=[.F11]/[.E10]" office:value-type="float" office:value="1.48219310701433" calcext:value-type="float">
            <text:p>1,48219310701433</text:p>
          </table:table-cell>
          <table:table-cell table:formula="of:=[.G11]/[.F10]" office:value-type="float" office:value="1.49551958282736" calcext:value-type="float">
            <text:p>1,49551958282736</text:p>
          </table:table-cell>
          <table:table-cell table:formula="of:=[.H11]/[.G10]" office:value-type="float" office:value="1.4011002139832" calcext:value-type="float">
            <text:p>1,4011002139832</text:p>
          </table:table-cell>
        </table:table-row>
        <table:table-row table:style-name="ro1" table:number-rows-repeated="3">
          <table:table-cell table:style-name="Default" table:number-columns-repeated="8"/>
        </table:table-row>
        <table:table-row table:style-name="ro1">
          <table:table-cell table:style-name="ce28" office:value-type="string" calcext:value-type="string" table:number-columns-spanned="7" table:number-rows-spanned="1">
            <text:p>Risultati</text:p>
          </table:table-cell>
          <table:covered-table-cell table:number-columns-repeated="6" table:style-name="ce30"/>
          <table:table-cell table:style-name="Default"/>
        </table:table-row>
        <table:table-row table:style-name="ro1">
          <table:table-cell table:style-name="ce3"/>
          <table:table-cell table:style-name="ce5" office:value-type="string" calcext:value-type="string">
            <text:p>#1</text:p>
          </table:table-cell>
          <table:table-cell table:style-name="ce5" office:value-type="string" calcext:value-type="string">
            <text:p>#2</text:p>
          </table:table-cell>
          <table:table-cell table:style-name="ce5" office:value-type="string" calcext:value-type="string">
            <text:p>#3</text:p>
          </table:table-cell>
          <table:table-cell table:style-name="ce10" office:value-type="string" calcext:value-type="string">
            <text:p>#4</text:p>
          </table:table-cell>
          <table:table-cell table:style-name="ce5" office:value-type="string" calcext:value-type="string">
            <text:p>#5</text:p>
          </table:table-cell>
          <table:table-cell table:style-name="ce5" office:value-type="string" calcext:value-type="string">
            <text:p>#6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fx</text:p>
          </table:table-cell>
          <table:table-cell table:style-name="ce31"/>
          <table:table-cell table:number-columns-repeated="5"/>
          <table:table-cell table:style-name="Default"/>
        </table:table-row>
        <table:table-row table:style-name="ro1">
          <table:table-cell table:style-name="ce3" office:value-type="string" calcext:value-type="string">
            <text:p>fy</text:p>
          </table:table-cell>
          <table:table-cell table:style-name="ce32"/>
          <table:table-cell table:number-columns-repeated="5"/>
          <table:table-cell table:style-name="Default"/>
        </table:table-row>
        <table:table-row table:style-name="ro1">
          <table:table-cell table:style-name="ce3" office:value-type="string" calcext:value-type="string">
            <text:p>fz</text:p>
          </table:table-cell>
          <table:table-cell table:style-name="ce32"/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2:26:46.20841535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9T23:14:30.352905562</meta:creation-date>
    <dc:date>2021-05-10T15:18:36.797967235</dc:date>
    <meta:editing-duration>PT2H2M20S</meta:editing-duration>
    <meta:editing-cycles>8</meta:editing-cycles>
    <meta:generator>LibreOffice/6.1.5.2$Linux_X86_64 LibreOffice_project/10$Build-2</meta:generator>
    <meta:document-statistic meta:table-count="1" meta:cell-count="82" meta:object-count="0"/>
  </office:meta>
</office:document-meta>
</file>